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3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2cm" svg:height="9.006cm" svg:x="11.265cm" svg:y="1.451cm">
            <draw:object draw:notify-on-update-of-ranges="Feuille1.B1:Feuille1.B1 Feuille1.B2:Feuille1.B13 Feuille1.A9:Feuille1.A9 Feuille1.C2:Feuille1.C13 Feuille1.A20:Feuille1.A20 Feuille1.C14:Feuille1.C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(arraySize)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string" calcext:value-type="string">
            <text:p>ParalelSortArrayBenchmark.baseline</text:p>
          </table:table-cell>
          <table:table-cell office:value-type="float" office:value="10" calcext:value-type="float">
            <text:p>10</text:p>
          </table:table-cell>
          <table:table-cell office:value-type="float" office:value="0.214" calcext:value-type="float">
            <text:p>0,214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aseline</text:p>
          </table:table-cell>
          <table:table-cell office:value-type="float" office:value="20" calcext:value-type="float">
            <text:p>20</text:p>
          </table:table-cell>
          <table:table-cell office:value-type="float" office:value="0.347" calcext:value-type="float">
            <text:p>0,347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aseline</text:p>
          </table:table-cell>
          <table:table-cell office:value-type="float" office:value="40" calcext:value-type="float">
            <text:p>40</text:p>
          </table:table-cell>
          <table:table-cell office:value-type="float" office:value="0.853" calcext:value-type="float">
            <text:p>0,853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aseline</text:p>
          </table:table-cell>
          <table:table-cell office:value-type="float" office:value="80" calcext:value-type="float">
            <text:p>80</text:p>
          </table:table-cell>
          <table:table-cell office:value-type="float" office:value="0.991" calcext:value-type="float">
            <text:p>0,991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aseline</text:p>
          </table:table-cell>
          <table:table-cell office:value-type="float" office:value="100" calcext:value-type="float">
            <text:p>100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aseline</text:p>
          </table:table-cell>
          <table:table-cell office:value-type="float" office:value="200" calcext:value-type="float">
            <text:p>200</text:p>
          </table:table-cell>
          <table:table-cell office:value-type="float" office:value="2.726" calcext:value-type="float">
            <text:p>2,726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aseline</text:p>
          </table:table-cell>
          <table:table-cell office:value-type="float" office:value="400" calcext:value-type="float">
            <text:p>400</text:p>
          </table:table-cell>
          <table:table-cell office:value-type="float" office:value="6.645" calcext:value-type="float">
            <text:p>6,645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aseline</text:p>
          </table:table-cell>
          <table:table-cell office:value-type="float" office:value="800" calcext:value-type="float">
            <text:p>800</text:p>
          </table:table-cell>
          <table:table-cell office:value-type="float" office:value="12.119" calcext:value-type="float">
            <text:p>12,119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aseline</text:p>
          </table:table-cell>
          <table:table-cell office:value-type="float" office:value="1000" calcext:value-type="float">
            <text:p>1000</text:p>
          </table:table-cell>
          <table:table-cell office:value-type="float" office:value="23.745" calcext:value-type="float">
            <text:p>23,745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aseline</text:p>
          </table:table-cell>
          <table:table-cell office:value-type="float" office:value="10000" calcext:value-type="float">
            <text:p>10000</text:p>
          </table:table-cell>
          <table:table-cell office:value-type="float" office:value="587.614" calcext:value-type="float">
            <text:p>587,614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aseline</text:p>
          </table:table-cell>
          <table:table-cell office:value-type="float" office:value="100000" calcext:value-type="float">
            <text:p>100000</text:p>
          </table:table-cell>
          <table:table-cell office:value-type="float" office:value="5362.499" calcext:value-type="float">
            <text:p>5362,499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aseline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370.145" calcext:value-type="float">
            <text:p>54370,145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10" calcext:value-type="float">
            <text:p>10</text:p>
          </table:table-cell>
          <table:table-cell office:value-type="float" office:value="552266.779" calcext:value-type="float">
            <text:p>552266,779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20" calcext:value-type="float">
            <text:p>20</text:p>
          </table:table-cell>
          <table:table-cell office:value-type="float" office:value="6.943" calcext:value-type="float">
            <text:p>6,943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40" calcext:value-type="float">
            <text:p>40</text:p>
          </table:table-cell>
          <table:table-cell office:value-type="float" office:value="6.895" calcext:value-type="float">
            <text:p>6,895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80" calcext:value-type="float">
            <text:p>80</text:p>
          </table:table-cell>
          <table:table-cell office:value-type="float" office:value="11.257" calcext:value-type="float">
            <text:p>11,257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100" calcext:value-type="float">
            <text:p>100</text:p>
          </table:table-cell>
          <table:table-cell office:value-type="float" office:value="11.902" calcext:value-type="float">
            <text:p>11,902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200" calcext:value-type="float">
            <text:p>200</text:p>
          </table:table-cell>
          <table:table-cell office:value-type="float" office:value="11.849" calcext:value-type="float">
            <text:p>11,849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400" calcext:value-type="float">
            <text:p>400</text:p>
          </table:table-cell>
          <table:table-cell office:value-type="float" office:value="13.943" calcext:value-type="float">
            <text:p>13,943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800" calcext:value-type="float">
            <text:p>800</text:p>
          </table:table-cell>
          <table:table-cell office:value-type="float" office:value="17.478" calcext:value-type="float">
            <text:p>17,47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1000" calcext:value-type="float">
            <text:p>1000</text:p>
          </table:table-cell>
          <table:table-cell office:value-type="float" office:value="24.034" calcext:value-type="float">
            <text:p>24,034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33.04" calcext:value-type="float">
            <text:p>33,04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318.112" calcext:value-type="float">
            <text:p>318,112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308.152" calcext:value-type="float">
            <text:p>3308,152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table:number-columns-repeated="2"/>
          <table:table-cell office:value-type="float" office:value="30098.402" calcext:value-type="float">
            <text:p>30098,4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5686.017" calcext:value-type="float">
            <text:p>285686,0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6:30:31.761718710</meta:creation-date>
    <dc:date>2015-07-21T18:29:56.394528278</dc:date>
    <meta:editing-duration>PT27M10S</meta:editing-duration>
    <meta:editing-cycles>1</meta:editing-cycles>
    <meta:document-statistic meta:table-count="1" meta:cell-count="102" meta:object-count="1"/>
    <meta:generator>LibreOffice/4.3.7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9.007cm" xlink:href=".." xlink:type="simple" chart:class="chart:line" chart:style-name="ch1">
        <chart:legend chart:legend-position="end" svg:x="10.063cm" svg:y="3.506cm" style:legend-expansion="high" chart:style-name="ch2"/>
        <chart:plot-area chart:style-name="ch3" table:cell-range-address="Feuille1.B1:Feuille1.B13 Feuille1.A9:Feuille1.A9 Feuille1.C2:Feuille1.C25 Feuille1.A20:Feuille1.A20" chart:data-source-has-labels="both" svg:x="1.331cm" svg:y="0.18cm" svg:width="8.413cm" svg:height="7.665cm">
          <chartooo:coordinate-region svg:x="2.94cm" svg:y="0.393cm" svg:width="6.804cm" svg:height="6.079cm"/>
          <chart:axis chart:dimension="x" chart:name="primary-x" chart:style-name="ch4" chartooo:axis-type="auto">
            <chartooo:date-scale/>
            <chart:title svg:x="4.792cm" svg:y="8.026cm" chart:style-name="ch5">
              <text:p>array size</text:p>
            </chart:title>
            <chart:categories table:cell-range-address="Feuille1.B2:Feuille1.B13"/>
            <chart:grid chart:style-name="ch6" chart:class="major"/>
          </chart:axis>
          <chart:axis chart:dimension="y" chart:name="primary-y" chart:style-name="ch7">
            <chart:title svg:x="0.451cm" svg:y="5.524cm" chart:style-name="ch8">
              <text:p>average time (µs/op)</text:p>
            </chart:title>
            <chart:grid chart:style-name="ch6" chart:class="major"/>
          </chart:axis>
          <chart:series chart:style-name="ch9" chart:values-cell-range-address="Feuille1.C2:Feuille1.C13" chart:label-cell-address="Feuille1.A9:Feuille1.A9" chart:class="chart:line">
            <chart:data-point chart:repeated="12"/>
          </chart:series>
          <chart:series chart:style-name="ch10" chart:values-cell-range-address="Feuille1.C14:Feuille1.C25" chart:label-cell-address="Feuille1.A20:Feuille1.A20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SortArrayBenchmark.baseline</text:p>
                <draw:g>
                  <svg:desc>Feuille1.A9:Feuille1.A9</svg:desc>
                </draw:g>
              </table:table-cell>
              <table:table-cell office:value-type="string">
                <text:p>ParalelSortArrayBenchmark.benchmark_array_sort</text:p>
                <draw:g>
                  <svg:desc>Feuille1.A20:Feuille1.A2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euille1.B2:Feuille1.B13</svg:desc>
                </draw:g>
              </table:table-cell>
              <table:table-cell office:value-type="float" office:value="0.214">
                <text:p>0.214</text:p>
                <draw:g>
                  <svg:desc>Feuille1.C2:Feuille1.C13</svg:desc>
                </draw:g>
              </table:table-cell>
              <table:table-cell office:value-type="float" office:value="552266.779">
                <text:p>552266.779</text:p>
                <draw:g>
                  <svg:desc>Feuille1.C14:Feuille1.C25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47">
                <text:p>0.347</text:p>
              </table:table-cell>
              <table:table-cell office:value-type="float" office:value="6.943">
                <text:p>6.9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53">
                <text:p>0.853</text:p>
              </table:table-cell>
              <table:table-cell office:value-type="float" office:value="6.895">
                <text:p>6.89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91">
                <text:p>0.991</text:p>
              </table:table-cell>
              <table:table-cell office:value-type="float" office:value="11.257">
                <text:p>11.25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15">
                <text:p>1.15</text:p>
              </table:table-cell>
              <table:table-cell office:value-type="float" office:value="11.902">
                <text:p>11.9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.726">
                <text:p>2.726</text:p>
              </table:table-cell>
              <table:table-cell office:value-type="float" office:value="11.849">
                <text:p>11.84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.645">
                <text:p>6.645</text:p>
              </table:table-cell>
              <table:table-cell office:value-type="float" office:value="13.943">
                <text:p>13.94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2.119">
                <text:p>12.119</text:p>
              </table:table-cell>
              <table:table-cell office:value-type="float" office:value="17.478">
                <text:p>17.4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.745">
                <text:p>23.745</text:p>
              </table:table-cell>
              <table:table-cell office:value-type="float" office:value="24.034">
                <text:p>24.03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87.614">
                <text:p>587.614</text:p>
              </table:table-cell>
              <table:table-cell office:value-type="float" office:value="33.04">
                <text:p>33.0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362.499">
                <text:p>5362.499</text:p>
              </table:table-cell>
              <table:table-cell office:value-type="float" office:value="318.112">
                <text:p>318.11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54370.145">
                <text:p>54370.145</text:p>
              </table:table-cell>
              <table:table-cell office:value-type="float" office:value="3308.152">
                <text:p>3308.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